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8" calcext:value-type="float">
            <text:p>8.18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4" office:value-type="string" calcext:value-type="string">
            <text:p>Initial record</text:p>
          </table:table-cell>
          <table:table-cell table:style-name="ce14" table:formula="of:=1318000+1000+150+800+24" office:value-type="float" office:value="1319974" calcext:value-type="float">
            <text:p>1319974</text:p>
          </table:table-cell>
          <table:table-cell table:style-name="ce14" table:formula="of:=1950+24" office:value-type="float" office:value="1974" calcext:value-type="float">
            <text:p>1974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table:formula="of:=8+8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34" calcext:value-type="float">
            <text:p>134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30+115" office:value-type="float" office:value="245" calcext:value-type="float">
            <text:p>24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300" calcext:value-type="float">
            <text:p>3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16" calcext:value-type="date" table:number-columns-spanned="1" table:number-rows-spanned="2">
            <text:p>2018-06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7" calcext:value-type="date">
            <text:p>2018-06-17</text:p>
          </table:table-cell>
          <table:table-cell table:style-name="ce14" office:value-type="string" calcext:value-type="string">
            <text:p>Karmen</text:p>
          </table:table-cell>
          <table:table-cell table:style-name="ce14" table:formula="of:=370+51+16" office:value-type="float" office:value="437" calcext:value-type="float">
            <text:p>43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220+90" office:value-type="float" office:value="310" calcext:value-type="float">
            <text:p>310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Karmen</text:p>
          </table:table-cell>
          <table:table-cell table:number-columns-repeated="2" table:style-name="ce14" office:value-type="float" office:value="1000" calcext:value-type="float">
            <text:p>1000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19" calcext:value-type="date" table:number-columns-spanned="1" table:number-rows-spanned="2">
            <text:p>2018-06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0" calcext:value-type="date" table:number-columns-spanned="1" table:number-rows-spanned="2">
            <text:p>2018-06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1" calcext:value-type="date" table:number-columns-spanned="1" table:number-rows-spanned="2">
            <text:p>2018-06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2" calcext:value-type="date" table:number-columns-spanned="1" table:number-rows-spanned="2">
            <text:p>2018-06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3" calcext:value-type="date" table:number-columns-spanned="1" table:number-rows-spanned="2">
            <text:p>2018-06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4" calcext:value-type="date" table:number-columns-spanned="1" table:number-rows-spanned="2">
            <text:p>2018-06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2">
            <text:p>2018-06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39])" office:value-type="float" office:value="1321411" calcext:value-type="float">
            <text:p>1321411</text:p>
          </table:table-cell>
          <table:table-cell table:style-name="ce11" table:formula="of:=SUM([.D2:.D39])" office:value-type="float" office:value="3411" calcext:value-type="float">
            <text:p>3411</text:p>
          </table:table-cell>
          <table:table-cell table:style-name="ce11" table:formula="of:=SUM([.E2:.E39])" office:value-type="float" office:value="1326" calcext:value-type="float">
            <text:p>1326</text:p>
          </table:table-cell>
          <table:table-cell table:style-name="ce11" table:formula="of:=[.C41]-[.D41]" office:value-type="float" office:value="1318000" calcext:value-type="float">
            <text:p>1318000</text:p>
          </table:table-cell>
          <table:table-cell table:style-name="ce11" table:formula="of:=[.D41]-[.E41]" office:value-type="float" office:value="2085" calcext:value-type="float">
            <text:p>208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41]/[.H42];1)" office:value-type="float" office:value="157552" calcext:value-type="float">
            <text:p>157552</text:p>
          </table:table-cell>
          <table:table-cell table:style-name="ce11" table:formula="of:=FLOOR([.D41]/[.H42];1)" office:value-type="float" office:value="406" calcext:value-type="float">
            <text:p>406</text:p>
          </table:table-cell>
          <table:table-cell table:style-name="ce11" table:formula="of:=FLOOR([.E41]/[.H42];1)" office:value-type="float" office:value="158" calcext:value-type="float">
            <text:p>158</text:p>
          </table:table-cell>
          <table:table-cell table:style-name="ce11" table:formula="of:=FLOOR([.F41]/[.H42];1)" office:value-type="float" office:value="157146" calcext:value-type="float">
            <text:p>157146</text:p>
          </table:table-cell>
          <table:table-cell table:style-name="ce11" table:formula="of:=FLOOR([.G41]/[.H42];1)" office:value-type="float" office:value="248" calcext:value-type="float">
            <text:p>248</text:p>
          </table:table-cell>
          <table:table-cell table:style-name="ce17" table:formula="of:=[FOREX.C1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41]/[.H43];1)" office:value-type="float" office:value="161541" calcext:value-type="float">
            <text:p>161541</text:p>
          </table:table-cell>
          <table:table-cell table:style-name="ce11" table:formula="of:=FLOOR([.D41]/[.H43];1)" office:value-type="float" office:value="416" calcext:value-type="float">
            <text:p>416</text:p>
          </table:table-cell>
          <table:table-cell table:style-name="ce11" table:formula="of:=FLOOR([.E41]/[.H43];1)" office:value-type="float" office:value="162" calcext:value-type="float">
            <text:p>162</text:p>
          </table:table-cell>
          <table:table-cell table:style-name="ce11" table:formula="of:=FLOOR([.F41]/[.H43];1)" office:value-type="float" office:value="161124" calcext:value-type="float">
            <text:p>161124</text:p>
          </table:table-cell>
          <table:table-cell table:style-name="ce15" table:formula="of:=FLOOR([.G41]/[.H43];1)" office:value-type="float" office:value="254" calcext:value-type="float">
            <text:p>254</text:p>
          </table:table-cell>
          <table:table-cell table:style-name="ce18" table:formula="of:=[FOREX.C2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41]+[.C64]-[.D64]" office:value-type="float" office:value="1318000" calcext:value-type="float">
            <text:p>1318000</text:p>
          </table:table-cell>
          <table:table-cell table:style-name="ce11" table:formula="of:=['201806'.G41]+[.D64]-[.E64]" office:value-type="float" office:value="2085" calcext:value-type="float">
            <text:p>208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string" office:string-value="" calcext:value-type="error">
            <text:p>Err:511</text:p>
          </table:table-cell>
          <table:table-cell table:style-name="ce11" table:formula="of:=FLOOR([.D64]/[.H65])" office:value-type="string" office:string-value="" calcext:value-type="error">
            <text:p>Err:511</text:p>
          </table:table-cell>
          <table:table-cell table:style-name="ce11" table:formula="of:=FLOOR([.E64]/[.H65])" office:value-type="string" office:string-value="" calcext:value-type="error">
            <text:p>Err:511</text:p>
          </table:table-cell>
          <table:table-cell table:style-name="ce11" table:formula="of:=FLOOR([.F64]/[.H65])" office:value-type="string" office:string-value="" calcext:value-type="error">
            <text:p>Err:511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17" table:formula="of:=[FOREX.C3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string" office:string-value="" calcext:value-type="error">
            <text:p>Err:511</text:p>
          </table:table-cell>
          <table:table-cell table:style-name="ce11" table:formula="of:=FLOOR([.D64]/[.H66])" office:value-type="string" office:string-value="" calcext:value-type="error">
            <text:p>Err:511</text:p>
          </table:table-cell>
          <table:table-cell table:style-name="ce11" table:formula="of:=FLOOR([.E64]/[.H66])" office:value-type="string" office:string-value="" calcext:value-type="error">
            <text:p>Err:511</text:p>
          </table:table-cell>
          <table:table-cell table:style-name="ce11" table:formula="of:=FLOOR([.F64]/[.H66])" office:value-type="string" office:string-value="" calcext:value-type="error">
            <text:p>Err:511</text:p>
          </table:table-cell>
          <table:table-cell table:style-name="ce15" table:formula="of:=FLOOR([.G64]/[.H66])" office:value-type="string" office:string-value="" calcext:value-type="error">
            <text:p>Err:511</text:p>
          </table:table-cell>
          <table:table-cell table:style-name="ce18" table:formula="of:=[FOREX.C4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8000" calcext:value-type="float">
            <text:p>1318000</text:p>
          </table:table-cell>
          <table:table-cell table:style-name="ce11" table:formula="of:=['201807'.G64]+[.D64]-[.E64]" office:value-type="float" office:value="2085" calcext:value-type="float">
            <text:p>208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146" calcext:value-type="float">
            <text:p>157146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17" table:formula="of:=[FOREX.C5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1125" calcext:value-type="float">
            <text:p>161125</text:p>
          </table:table-cell>
          <table:table-cell table:style-name="ce15" table:formula="of:=FLOOR([.G64]/[.H66])" office:value-type="string" office:string-value="" calcext:value-type="error">
            <text:p>Err:511</text:p>
          </table:table-cell>
          <table:table-cell table:style-name="ce18" table:formula="of:=[FOREX.C6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3" table:default-cell-style-name="ce22"/>
        <table:table-column table:style-name="co2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4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4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41]+[.C44]-[.D44]" office:value-type="float" office:value="1294500" calcext:value-type="float">
            <text:p>1294500</text:p>
          </table:table-cell>
          <table:table-cell table:style-name="ce11" table:formula="of:=['201806'.G41]+[.D44]-[.E44]" office:value-type="float" office:value="3885" calcext:value-type="float">
            <text:p>3885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7329" calcext:value-type="float">
            <text:p>177329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41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07:00:05.349933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19T07:04:58.768214952</dc:date>
    <meta:editing-duration>P4DT23H49M3S</meta:editing-duration>
    <meta:editing-cycles>258</meta:editing-cycles>
    <meta:generator>LibreOffice/4.2.8.2$Linux_X86_64 LibreOffice_project/420m0$Build-2</meta:generator>
    <meta:document-statistic meta:table-count="5" meta:cell-count="344" meta:object-count="0"/>
  </office:meta>
</office:document-meta>
</file>